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a16d6" officeooo:paragraph-rsid="000a16d6"/>
    </style:style>
    <style:style style:name="P2" style:family="paragraph" style:parent-style-name="Standard">
      <style:text-properties officeooo:rsid="000a16d6" officeooo:paragraph-rsid="000cbfe9"/>
    </style:style>
    <style:style style:name="P3" style:family="paragraph" style:parent-style-name="Standard">
      <style:text-properties officeooo:rsid="000a16d6" officeooo:paragraph-rsid="000d825f"/>
    </style:style>
    <style:style style:name="P4" style:family="paragraph" style:parent-style-name="Standard">
      <style:text-properties officeooo:paragraph-rsid="000a16d6"/>
    </style:style>
    <style:style style:name="P5" style:family="paragraph" style:parent-style-name="Standard" style:list-style-name="WWNum1">
      <loext:graphic-properties draw:fill="solid" draw:fill-color="#ffffff"/>
      <style:paragraph-properties fo:margin-left="2.328cm" fo:margin-right="0cm" fo:margin-top="0.176cm" fo:margin-bottom="0.176cm" style:contextual-spacing="false" style:line-height-at-least="0.529cm" fo:text-indent="-0.635cm" style:auto-text-indent="false" fo:background-color="#ffffff" style:writing-mode="lr-tb">
        <style:tab-stops>
          <style:tab-stop style:position="1.27cm"/>
        </style:tab-stops>
      </style:paragraph-properties>
      <style:text-properties officeooo:paragraph-rsid="000a16d6"/>
    </style:style>
    <style:style style:name="P6" style:family="paragraph" style:parent-style-name="Standard">
      <loext:graphic-properties draw:fill="solid" draw:fill-color="#ffffff"/>
      <style:paragraph-properties fo:margin-left="2.328cm" fo:margin-right="0cm" fo:margin-top="0.176cm" fo:margin-bottom="0.176cm" style:contextual-spacing="false" style:line-height-at-least="0.529cm" fo:text-indent="0cm" style:auto-text-indent="false" fo:background-color="#ffffff" style:writing-mode="lr-tb">
        <style:tab-stops>
          <style:tab-stop style:position="1.27cm"/>
        </style:tab-stops>
      </style:paragraph-properties>
      <style:text-properties officeooo:paragraph-rsid="000d825f"/>
    </style:style>
    <style:style style:name="P7" style:family="paragraph" style:parent-style-name="Standard" style:list-style-name="WWNum1">
      <loext:graphic-properties draw:fill="solid" draw:fill-color="#ffffff"/>
      <style:paragraph-properties fo:margin-left="4.26cm" fo:margin-right="0cm" fo:margin-top="0.176cm" fo:margin-bottom="0.176cm" style:contextual-spacing="false" style:line-height-at-least="0.529cm" fo:text-indent="-0.635cm" style:auto-text-indent="false" fo:background-color="#ffffff" style:writing-mode="lr-tb">
        <style:tab-stops>
          <style:tab-stop style:position="2.54cm"/>
        </style:tab-stops>
      </style:paragraph-properties>
      <style:text-properties officeooo:paragraph-rsid="000a16d6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9" style:family="paragraph" style:parent-style-name="Standard">
      <style:text-properties officeooo:rsid="000a16d6" officeooo:paragraph-rsid="000a16d6" fo:background-color="#1f1f1f"/>
    </style:style>
    <style:style style:name="P10" style:family="paragraph" style:parent-style-name="Standard">
      <style:text-properties fo:background-color="#1f1f1f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12" style:family="paragraph" style:parent-style-name="Standard" style:list-style-name="WWNum1">
      <loext:graphic-properties draw:fill="solid" draw:fill-color="#ffffff"/>
      <style:paragraph-properties fo:margin-left="2.328cm" fo:margin-right="0cm" fo:margin-top="0.176cm" fo:margin-bottom="0.176cm" style:contextual-spacing="false" style:line-height-at-least="0.529cm" fo:text-indent="-0.635cm" style:auto-text-indent="false" fo:background-color="#ffffff" style:writing-mode="lr-tb">
        <style:tab-stops>
          <style:tab-stop style:position="1.27cm"/>
        </style:tab-stops>
      </style:paragraph-properties>
      <style:text-properties officeooo:rsid="000d825f" officeooo:paragraph-rsid="000d825f"/>
    </style:style>
    <style:style style:name="P13" style:family="paragraph" style:parent-style-name="Standard">
      <style:text-properties officeooo:rsid="000e4499" officeooo:paragraph-rsid="000e4499"/>
    </style:style>
    <style:style style:name="T1" style:family="text">
      <style:text-properties officeooo:rsid="000a16d6"/>
    </style:style>
    <style:style style:name="T2" style:family="text">
      <style:text-properties fo:color="#555555" loext:opacity="100%" style:font-name="Open Sans" fo:font-size="10pt" style:letter-kerning="false" style:font-size-asian="10pt" style:language-asian="pt" style:country-asian="BR" style:font-name-complex="Open Sans1" style:font-size-complex="10pt"/>
    </style:style>
    <style:style style:name="T3" style:family="text">
      <style:text-properties fo:color="#555555" loext:opacity="100%" style:font-name="Open Sans" fo:font-size="10pt" officeooo:rsid="000d825f" style:letter-kerning="false" style:font-size-asian="10pt" style:language-asian="pt" style:country-asian="BR" style:font-name-complex="Open Sans1" style:font-size-complex="10pt"/>
    </style:style>
    <style:style style:name="T4" style:family="text">
      <style:text-properties fo:color="#555555" loext:opacity="100%" style:font-name="Open Sans" fo:font-size="10pt" officeooo:rsid="000e4499" style:letter-kerning="false" style:font-size-asian="10pt" style:language-asian="pt" style:country-asian="BR" style:font-name-complex="Open Sans1" style:font-size-complex="10pt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fo:background-color="#1f1f1f" loext:char-shading-value="0"/>
    </style:style>
    <style:style style:name="T7" style:family="text">
      <style:text-properties fo:color="#cccccc" loext:opacity="100%"/>
    </style:style>
    <style:style style:name="T8" style:family="text">
      <style:text-properties fo:color="#cccccc" loext:opacity="100%" fo:background-color="#1f1f1f" loext:char-shading-value="0"/>
    </style:style>
    <style:style style:name="T9" style:family="text">
      <style:text-properties fo:color="#4ec9b0" loext:opacity="100%"/>
    </style:style>
    <style:style style:name="T10" style:family="text">
      <style:text-properties fo:color="#4ec9b0" loext:opacity="100%" fo:background-color="#1f1f1f" loext:char-shading-value="0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fo:background-color="#1f1f1f" loext:char-shading-value="0"/>
    </style:style>
    <style:style style:name="T13" style:family="text">
      <style:text-properties fo:color="#9cdcfe" loext:opacity="100%"/>
    </style:style>
    <style:style style:name="T14" style:family="text">
      <style:text-properties fo:color="#9cdcfe" loext:opacity="100%" fo:background-color="#1f1f1f" loext:char-shading-value="0"/>
    </style:style>
    <style:style style:name="T15" style:family="text">
      <style:text-properties fo:color="#4fc1ff" loext:opacity="100%"/>
    </style:style>
    <style:style style:name="T16" style:family="text">
      <style:text-properties fo:color="#4fc1ff" loext:opacity="100%" fo:background-color="#1f1f1f" loext:char-shading-value="0"/>
    </style:style>
    <style:style style:name="T17" style:family="text">
      <style:text-properties fo:color="#d4d4d4" loext:opacity="100%"/>
    </style:style>
    <style:style style:name="T18" style:family="text">
      <style:text-properties fo:color="#d4d4d4" loext:opacity="100%" fo:background-color="#1f1f1f" loext:char-shading-value="0"/>
    </style:style>
    <style:style style:name="T19" style:family="text">
      <style:text-properties fo:color="#ce9178" loext:opacity="100%"/>
    </style:style>
    <style:style style:name="T20" style:family="text">
      <style:text-properties fo:color="#ce9178" loext:opacity="100%" fo:background-color="#1f1f1f" loext:char-shading-value="0"/>
    </style:style>
    <style:style style:name="T21" style:family="text">
      <style:text-properties fo:color="#b5cea8" loext:opacity="100%"/>
    </style:style>
    <style:style style:name="T22" style:family="text">
      <style:text-properties fo:color="#c586c0" loext:opacity="100%"/>
    </style:style>
    <style:style style:name="T23" style:family="text">
      <style:text-properties fo:color="#808080" loext:opacity="100%"/>
    </style:style>
    <style:style style:name="T24" style:family="text">
      <style:text-properties fo:color="#808080" loext:opacity="100%" fo:background-color="#1f1f1f" loext:char-shading-value="0"/>
    </style:style>
    <style:style style:name="T25" style:family="text">
      <style:text-properties fo:color="#f44747" loext:opacity="100%"/>
    </style:style>
    <style:style style:name="T26" style:family="text">
      <style:text-properties officeooo:rsid="000cbfe9"/>
    </style:style>
    <style:style style:name="T27" style:family="text">
      <style:text-properties officeooo:rsid="000d82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header>
          <text:p text:style-name="P12" loext:marker-style-name="T2"><text:span text:style-name="T2">Olá, bom dia, ajude </text:span><text:span text:style-name="T4">a</text:span><text:span text:style-name="T2"> implementar o meu código </text:span><text:span text:style-name="T4">para atender o que se pede:</text:span><text:span text:style-name="T2"> </text:span></text:p>
          <text:p text:style-name="P5" loext:marker-style-name="T2"><text:span text:style-name="T2"/></text:p>
        </text:list-header>
        <text:list-item>
          <text:p text:style-name="P5" loext:marker-style-name="T2"><text:span text:style-name="T2">Crie um modelo de acordo com o framework ORM para representar o seu objeto tema e um modelo para representar um usuário administrador do sistema.</text:span></text:p>
        </text:list-item>
        <text:list-item>
          <text:p text:style-name="P5" loext:marker-style-name="T2"><text:span text:style-name="T2">Use o framework ORM para criar as tabelas no banco de dados.</text:span></text:p>
        </text:list-item>
        <text:list-item>
          <text:p text:style-name="P5" loext:marker-style-name="T2"><text:span text:style-name="T2">Implemente endpoints para as operações básicas do CRUD para o seu objeto tema </text:span><text:span text:style-name="T3">(Cerca.js)</text:span><text:span text:style-name="T2"> e para os usuários administradores do sistema. Os endpoints devem responder com HTML/CSS e não JSON. -- Sequelize com Mysql --</text:span></text:p>
          <text:list>
            <text:list-item>
              <text:p text:style-name="P7" loext:marker-style-name="T2"><text:span text:style-name="T2">Inserir</text:span></text:p>
            </text:list-item>
            <text:list-item>
              <text:p text:style-name="P7" loext:marker-style-name="T2"><text:span text:style-name="T2">Listar</text:span></text:p>
            </text:list-item>
            <text:list-item>
              <text:p text:style-name="P7" loext:marker-style-name="T2"><text:span text:style-name="T2">Alterar</text:span></text:p>
            </text:list-item>
            <text:list-item>
              <text:p text:style-name="P7" loext:marker-style-name="T2"><text:span text:style-name="T2">Apagar</text:span></text:p>
            </text:list-item>
            <text:list-item>
              <text:p text:style-name="P7" loext:marker-style-name="T2"><text:span text:style-name="T2">Procurar por id</text:span></text:p>
            </text:list-item>
          </text:list>
        </text:list-item>
        <text:list-item>
          <text:p text:style-name="P5" loext:marker-style-name="T2"><text:span text:style-name="T2">Todas as páginas devem ter cabeçalho e menu de navegação entre as páginas. Use parciais, evite duplicação de código.</text:span></text:p>
        </text:list-item>
      </text:list>
      <text:p text:style-name="P6" loext:marker-style-name="T2"><text:span text:style-name="T3"/></text:p>
      <text:p text:style-name="P6" loext:marker-style-name="T2"><text:span text:style-name="T3"/></text:p>
      <text:p text:style-name="P6" loext:marker-style-name="T2"><text:span text:style-name="T4">C</text:span><text:span text:style-name="T3">ódigo </text:span><text:span text:style-name="T4">e estrutura atual do código</text:span><text:span text:style-name="T3">:</text:span></text:p>
      <text:p text:style-name="Standard"/>
      <text:p text:style-name="P13">Lembrando que vou usar o arquivo .env para colocar as credenciais do banco:<text:line-break/><text:line-break/><text:line-break/>.env<text:line-break/><text:line-break/>MYSQL_ROOT_PASSWORD=admin</text:p>
      <text:p text:style-name="P13">MARIADB_DATABASE=atividade</text:p>
      <text:p text:style-name="P13">MARIADB_USER=george</text:p>
      <text:p text:style-name="P13">MARIADB_PASSWORD=george123</text:p>
      <text:p text:style-name="P13">SEGREDO_JWT=d367ec6ce788f25f51e3749cde3925cfae17a67d28ceafcfd8f08ef9b3c21be4</text:p>
      <text:p text:style-name="Standard"/>
      <text:p text:style-name="Standard"/>
      <text:p text:style-name="Standard">/app</text:p>
      <text:p text:style-name="Standard"><text:s text:c="2"/>controllers</text:p>
      <text:p text:style-name="Standard"><text:s text:c="3"/><text:span text:style-name="T1">SobreController.js</text:span></text:p>
      <text:p text:style-name="Standard"><text:s text:c="2"/><text:span text:style-name="T1">lib</text:span></text:p>
      <text:p text:style-name="Standard"><text:s text:c="3"/><text:span text:style-name="T1">Cerca.js</text:span></text:p>
      <text:p text:style-name="Standard"><text:s text:c="2"/><text:span text:style-name="T1">routes</text:span></text:p>
      <text:p text:style-name="Standard"><text:s text:c="3"/><text:span text:style-name="T1">index.js</text:span></text:p>
      <text:p text:style-name="P4"><text:span text:style-name="T1"><text:s text:c="2"/>views</text:span></text:p>
      <text:p text:style-name="P4"><text:s text:c="3"/>sobre.ejs</text:p>
      <text:p text:style-name="Standard"><text:s text:c="3"/>index.ejs</text:p>
      <text:p text:style-name="P4"><text:soft-page-break/><text:s text:c="3"/>login.ej<text:span text:style-name="T1">s</text:span></text:p>
      <text:p text:style-name="P4"><text:s text:c="2"/>app.js</text:p>
      <text:p text:style-name="P1"><text:s text:c="2"/>package.json</text:p>
      <text:p text:style-name="P2"><text:s text:c="2"/><text:span text:style-name="T26">mariadb</text:span></text:p>
      <text:p text:style-name="P2"><text:s text:c="3"/><text:span text:style-name="T26">setup.sql</text:span> </text:p>
      <text:p text:style-name="P1"/>
      <text:p text:style-name="P4"><text:span text:style-name="T1">SobreController.js<text:line-break/><text:line-break/></text:span><text:span text:style-name="T6">class</text:span><text:span text:style-name="T8"> </text:span><text:span text:style-name="T10">SobreController</text:span><text:span text:style-name="T8"> {</text:span></text:p>
      <text:p text:style-name="P8"><text:span text:style-name="T7">    </text:span><text:span text:style-name="T11">index</text:span><text:span text:style-name="T7">(</text:span><text:span text:style-name="T13">req</text:span><text:span text:style-name="T7">, </text:span><text:span text:style-name="T13">res</text:span><text:span text:style-name="T7">) {</text:span></text:p>
      <text:p text:style-name="P8"><text:span text:style-name="T7">        </text:span><text:span text:style-name="T5">const</text:span><text:span text:style-name="T7"> </text:span><text:span text:style-name="T15">sobre</text:span><text:span text:style-name="T7"> </text:span><text:span text:style-name="T17">=</text:span><text:span text:style-name="T7"> {</text:span></text:p>
      <text:p text:style-name="P8"><text:span text:style-name="T7">            </text:span><text:span text:style-name="T13">nome:</text:span><text:span text:style-name="T7"> </text:span><text:span text:style-name="T19">'George Paulo'</text:span><text:span text:style-name="T7">,</text:span></text:p>
      <text:p text:style-name="P8"><text:span text:style-name="T7">            </text:span><text:span text:style-name="T13">formacoes:</text:span><text:span text:style-name="T7"> [</text:span></text:p>
      <text:p text:style-name="P8"><text:span text:style-name="T7">                </text:span><text:span text:style-name="T19">'Técnico em Informática para Internet'</text:span><text:span text:style-name="T7">,</text:span></text:p>
      <text:p text:style-name="P8"><text:span text:style-name="T7">                </text:span><text:span text:style-name="T19">'Instituto Federal do Ceará'</text:span><text:span text:style-name="T7">,</text:span></text:p>
      <text:p text:style-name="P8"><text:span text:style-name="T7">                </text:span><text:span text:style-name="T19">'Ano: 2023'</text:span></text:p>
      <text:p text:style-name="P11">            ],</text:p>
      <text:p text:style-name="P8"><text:span text:style-name="T7">            </text:span><text:span text:style-name="T13">experiencias:</text:span><text:span text:style-name="T7"> [</text:span></text:p>
      <text:p text:style-name="P8"><text:span text:style-name="T7">                </text:span><text:span text:style-name="T19">'Militar do Exército Brasileiro'</text:span><text:span text:style-name="T7">,</text:span></text:p>
      <text:p text:style-name="P8"><text:span text:style-name="T7">                </text:span><text:span text:style-name="T19">'Trabalhando atualmente com infraestrutura de TI'</text:span><text:span text:style-name="T7">,</text:span></text:p>
      <text:p text:style-name="P8"><text:span text:style-name="T7">                </text:span><text:span text:style-name="T19">'Ano: Desde 2018'</text:span></text:p>
      <text:p text:style-name="P11">            ]</text:p>
      <text:p text:style-name="P11">        };</text:p>
      <text:p text:style-name="Standard"/>
      <text:p text:style-name="P8"><text:span text:style-name="T7">        </text:span><text:span text:style-name="T13">res</text:span><text:span text:style-name="T7">.</text:span><text:span text:style-name="T11">render</text:span><text:span text:style-name="T7">(</text:span><text:span text:style-name="T19">'sobre'</text:span><text:span text:style-name="T7">, </text:span><text:span text:style-name="T15">sobre</text:span><text:span text:style-name="T7">);</text:span></text:p>
      <text:p text:style-name="P11">    }</text:p>
      <text:p text:style-name="P11">}</text:p>
      <text:p text:style-name="Standard"/>
      <text:p text:style-name="P8"><text:span text:style-name="T9">module</text:span><text:span text:style-name="T7">.</text:span><text:span text:style-name="T9">exports</text:span><text:span text:style-name="T7"> </text:span><text:span text:style-name="T17">=</text:span><text:span text:style-name="T7"> </text:span><text:span text:style-name="T9">SobreController</text:span><text:span text:style-name="T7">;</text:span></text:p>
      <text:p text:style-name="P1"><text:line-break/><text:line-break/>Cerca.js</text:p>
      <text:p text:style-name="P1"/>
      <text:p text:style-name="P9"><text:span text:style-name="T5">class</text:span><text:span text:style-name="T7"> </text:span><text:span text:style-name="T9">Cerca</text:span><text:span text:style-name="T7"> {</text:span></text:p>
      <text:p text:style-name="P8"><text:span text:style-name="T7">    </text:span><text:span text:style-name="T5">constructor</text:span><text:span text:style-name="T7">(</text:span><text:span text:style-name="T13">nome</text:span><text:span text:style-name="T7">, </text:span><text:span text:style-name="T13">lado</text:span><text:span text:style-name="T7">, </text:span><text:span text:style-name="T13">id</text:span><text:span text:style-name="T7">) {</text:span></text:p>
      <text:p text:style-name="P8"><text:span text:style-name="T7">        </text:span><text:span text:style-name="T5">this</text:span><text:span text:style-name="T7">.</text:span><text:span text:style-name="T13">nome</text:span><text:span text:style-name="T7"> </text:span><text:span text:style-name="T17">=</text:span><text:span text:style-name="T7"> </text:span><text:span text:style-name="T13">nome</text:span><text:span text:style-name="T7">;</text:span></text:p>
      <text:p text:style-name="P8"><text:span text:style-name="T7">        </text:span><text:span text:style-name="T5">this</text:span><text:span text:style-name="T7">.</text:span><text:span text:style-name="T13">lado</text:span><text:span text:style-name="T7"> </text:span><text:span text:style-name="T17">=</text:span><text:span text:style-name="T7"> </text:span><text:span text:style-name="T13">lado</text:span><text:span text:style-name="T7">;</text:span></text:p>
      <text:p text:style-name="P8"><text:span text:style-name="T7">        </text:span><text:span text:style-name="T5">this</text:span><text:span text:style-name="T7">.</text:span><text:span text:style-name="T13">id</text:span><text:span text:style-name="T7"> </text:span><text:span text:style-name="T17">=</text:span><text:span text:style-name="T7"> </text:span><text:span text:style-name="T13">id</text:span><text:span text:style-name="T7">;</text:span></text:p>
      <text:p text:style-name="P11">    }</text:p>
      <text:p text:style-name="Standard"/>
      <text:p text:style-name="P8"><text:span text:style-name="T7">    </text:span><text:span text:style-name="T11">area</text:span><text:span text:style-name="T7">() {</text:span></text:p>
      <text:p text:style-name="P8"><text:span text:style-name="T7">        </text:span><text:span text:style-name="T5">const</text:span><text:span text:style-name="T7"> </text:span><text:span text:style-name="T15">pi</text:span><text:span text:style-name="T7"> </text:span><text:span text:style-name="T17">=</text:span><text:span text:style-name="T7"> </text:span><text:span text:style-name="T13">Math</text:span><text:span text:style-name="T7">.</text:span><text:span text:style-name="T15">PI</text:span><text:span text:style-name="T7">;</text:span></text:p>
      <text:p text:style-name="P8"><text:span text:style-name="T7">        </text:span><text:span text:style-name="T5">const</text:span><text:span text:style-name="T7"> </text:span><text:span text:style-name="T15">area</text:span><text:span text:style-name="T7"> </text:span><text:span text:style-name="T17">=</text:span><text:span text:style-name="T7"> (</text:span><text:span text:style-name="T21">30</text:span><text:span text:style-name="T7"> </text:span><text:span text:style-name="T17">*</text:span><text:span text:style-name="T7"> </text:span><text:span text:style-name="T5">this</text:span><text:span text:style-name="T7">.</text:span><text:span text:style-name="T13">lado</text:span><text:span text:style-name="T7"> </text:span><text:span text:style-name="T17">*</text:span><text:span text:style-name="T7"> </text:span><text:span text:style-name="T5">this</text:span><text:span text:style-name="T7">.</text:span><text:span text:style-name="T13">lado</text:span><text:span text:style-name="T7">) </text:span><text:span text:style-name="T17">/</text:span><text:span text:style-name="T7"> (</text:span><text:span text:style-name="T21">4</text:span><text:span text:style-name="T7"> </text:span><text:span text:style-name="T17">*</text:span><text:span text:style-name="T7"> (</text:span><text:span text:style-name="T21">1</text:span><text:span text:style-name="T7"> </text:span><text:span text:style-name="T17">/</text:span><text:span text:style-name="T7"> </text:span><text:span text:style-name="T13">Math</text:span><text:span text:style-name="T7">.</text:span><text:span text:style-name="T11">tan</text:span><text:span text:style-name="T7">(</text:span><text:span text:style-name="T15">pi</text:span><text:span text:style-name="T7"> </text:span><text:span text:style-name="T17">/</text:span><text:span text:style-name="T7"> </text:span><text:span text:style-name="T21">30</text:span><text:span text:style-name="T7">)));</text:span></text:p>
      <text:p text:style-name="P8"><text:span text:style-name="T7">        </text:span><text:span text:style-name="T22">return</text:span><text:span text:style-name="T7"> </text:span><text:span text:style-name="T15">area</text:span><text:span text:style-name="T7">.</text:span><text:span text:style-name="T11">toFixed</text:span><text:span text:style-name="T7">(</text:span><text:span text:style-name="T21">2</text:span><text:span text:style-name="T7">);</text:span></text:p>
      <text:p text:style-name="P11">    }</text:p>
      <text:p text:style-name="P11">}</text:p>
      <text:p text:style-name="Standard"/>
      <text:p text:style-name="P8"><text:span text:style-name="T9">module</text:span><text:span text:style-name="T7">.</text:span><text:span text:style-name="T9">exports</text:span><text:span text:style-name="T7"> </text:span><text:span text:style-name="T17">=</text:span><text:span text:style-name="T7"> </text:span><text:span text:style-name="T9">Cerca</text:span><text:span text:style-name="T7">;</text:span></text:p>
      <text:p text:style-name="P4"><text:span text:style-name="T1"><text:line-break/><text:line-break/>index.js<text:line-break/><text:line-break/></text:span><text:soft-page-break/><text:span text:style-name="T1"><text:line-break/></text:span><text:span text:style-name="T6">const</text:span><text:span text:style-name="T8"> </text:span><text:span text:style-name="T10">SobreController</text:span><text:span text:style-name="T8"> </text:span><text:span text:style-name="T18">=</text:span><text:span text:style-name="T8"> </text:span><text:span text:style-name="T12">require</text:span><text:span text:style-name="T8">(</text:span><text:span text:style-name="T20">'../controllers/SobreController'</text:span><text:span text:style-name="T8">);</text:span></text:p>
      <text:p text:style-name="P8"><text:span text:style-name="T5">const</text:span><text:span text:style-name="T7"> </text:span><text:span text:style-name="T15">express</text:span><text:span text:style-name="T7"> </text:span><text:span text:style-name="T17">=</text:span><text:span text:style-name="T7"> </text:span><text:span text:style-name="T11">require</text:span><text:span text:style-name="T7">(</text:span><text:span text:style-name="T19">'express'</text:span><text:span text:style-name="T7">);</text:span></text:p>
      <text:p text:style-name="P8"><text:span text:style-name="T5">const</text:span><text:span text:style-name="T7"> </text:span><text:span text:style-name="T15">router</text:span><text:span text:style-name="T7"> </text:span><text:span text:style-name="T17">=</text:span><text:span text:style-name="T7"> </text:span><text:span text:style-name="T13">express</text:span><text:span text:style-name="T7">.</text:span><text:span text:style-name="T11">Router</text:span><text:span text:style-name="T7">();</text:span></text:p>
      <text:p text:style-name="P8"><text:span text:style-name="T5">const</text:span><text:span text:style-name="T7"> </text:span><text:span text:style-name="T9">Cerca</text:span><text:span text:style-name="T7"> </text:span><text:span text:style-name="T17">=</text:span><text:span text:style-name="T7"> </text:span><text:span text:style-name="T11">require</text:span><text:span text:style-name="T7">(</text:span><text:span text:style-name="T19">'../lib/Cerca'</text:span><text:span text:style-name="T7">);</text:span></text:p>
      <text:p text:style-name="Standard"/>
      <text:p text:style-name="P8"><text:span text:style-name="T5">const</text:span><text:span text:style-name="T7"> </text:span><text:span text:style-name="T15">sobreController</text:span><text:span text:style-name="T7"> </text:span><text:span text:style-name="T17">=</text:span><text:span text:style-name="T7"> </text:span><text:span text:style-name="T5">new</text:span><text:span text:style-name="T7"> </text:span><text:span text:style-name="T9">SobreController</text:span><text:span text:style-name="T7">();</text:span></text:p>
      <text:p text:style-name="Standard"/>
      <text:p text:style-name="P8"><text:span text:style-name="T15">router</text:span><text:span text:style-name="T7">.</text:span><text:span text:style-name="T11">get</text:span><text:span text:style-name="T7">(</text:span><text:span text:style-name="T19">'/'</text:span><text:span text:style-name="T7">, (</text:span><text:span text:style-name="T13">req</text:span><text:span text:style-name="T7">, </text:span><text:span text:style-name="T13">res</text:span><text:span text:style-name="T7">) </text:span><text:span text:style-name="T5">=&gt;</text:span><text:span text:style-name="T7"> </text:span><text:span text:style-name="T13">res</text:span><text:span text:style-name="T7">.</text:span><text:span text:style-name="T11">render</text:span><text:span text:style-name="T7">(</text:span><text:span text:style-name="T19">'index'</text:span><text:span text:style-name="T7">));</text:span></text:p>
      <text:p text:style-name="P8"><text:span text:style-name="T15">router</text:span><text:span text:style-name="T7">.</text:span><text:span text:style-name="T11">get</text:span><text:span text:style-name="T7">(</text:span><text:span text:style-name="T19">'/index'</text:span><text:span text:style-name="T7">, (</text:span><text:span text:style-name="T13">req</text:span><text:span text:style-name="T7">, </text:span><text:span text:style-name="T13">res</text:span><text:span text:style-name="T7">) </text:span><text:span text:style-name="T5">=&gt;</text:span><text:span text:style-name="T7"> </text:span><text:span text:style-name="T13">res</text:span><text:span text:style-name="T7">.</text:span><text:span text:style-name="T11">redirect</text:span><text:span text:style-name="T7">(</text:span><text:span text:style-name="T19">'/'</text:span><text:span text:style-name="T7">));</text:span></text:p>
      <text:p text:style-name="P8"><text:span text:style-name="T15">router</text:span><text:span text:style-name="T7">.</text:span><text:span text:style-name="T11">get</text:span><text:span text:style-name="T7">(</text:span><text:span text:style-name="T19">'/sobre'</text:span><text:span text:style-name="T7">, (</text:span><text:span text:style-name="T13">req</text:span><text:span text:style-name="T7">, </text:span><text:span text:style-name="T13">res</text:span><text:span text:style-name="T7">) </text:span><text:span text:style-name="T5">=&gt;</text:span><text:span text:style-name="T7"> </text:span><text:span text:style-name="T15">sobreController</text:span><text:span text:style-name="T7">.</text:span><text:span text:style-name="T11">index</text:span><text:span text:style-name="T7">(</text:span><text:span text:style-name="T13">req</text:span><text:span text:style-name="T7">, </text:span><text:span text:style-name="T13">res</text:span><text:span text:style-name="T7">));</text:span></text:p>
      <text:p text:style-name="P8"><text:span text:style-name="T15">router</text:span><text:span text:style-name="T7">.</text:span><text:span text:style-name="T11">get</text:span><text:span text:style-name="T7">(</text:span><text:span text:style-name="T19">'/resposta'</text:span><text:span text:style-name="T7">, (</text:span><text:span text:style-name="T13">req</text:span><text:span text:style-name="T7">, </text:span><text:span text:style-name="T13">res</text:span><text:span text:style-name="T7">) </text:span><text:span text:style-name="T5">=&gt;</text:span><text:span text:style-name="T7"> {</text:span></text:p>
      <text:p text:style-name="P8"><text:span text:style-name="T7">    </text:span><text:span text:style-name="T5">const</text:span><text:span text:style-name="T7"> { </text:span><text:span text:style-name="T15">nome</text:span><text:span text:style-name="T7">, </text:span><text:span text:style-name="T15">lado</text:span><text:span text:style-name="T7">, </text:span><text:span text:style-name="T15">id</text:span><text:span text:style-name="T7"> } </text:span><text:span text:style-name="T17">=</text:span><text:span text:style-name="T7"> </text:span><text:span text:style-name="T13">req</text:span><text:span text:style-name="T7">.</text:span><text:span text:style-name="T13">query</text:span><text:span text:style-name="T7">;</text:span></text:p>
      <text:p text:style-name="P8"><text:span text:style-name="T7">    </text:span><text:span text:style-name="T5">const</text:span><text:span text:style-name="T7"> </text:span><text:span text:style-name="T15">cerca</text:span><text:span text:style-name="T7"> </text:span><text:span text:style-name="T17">=</text:span><text:span text:style-name="T7"> </text:span><text:span text:style-name="T5">new</text:span><text:span text:style-name="T7"> </text:span><text:span text:style-name="T9">Cerca</text:span><text:span text:style-name="T7">(</text:span><text:span text:style-name="T15">nome</text:span><text:span text:style-name="T7">, </text:span><text:span text:style-name="T15">lado</text:span><text:span text:style-name="T7">, </text:span><text:span text:style-name="T15">id</text:span><text:span text:style-name="T7">);</text:span></text:p>
      <text:p text:style-name="P8"><text:span text:style-name="T7">    </text:span><text:span text:style-name="T13">res</text:span><text:span text:style-name="T7">.</text:span><text:span text:style-name="T11">render</text:span><text:span text:style-name="T7">(</text:span><text:span text:style-name="T19">'resposta'</text:span><text:span text:style-name="T7">, { </text:span><text:span text:style-name="T13">area:</text:span><text:span text:style-name="T7"> </text:span><text:span text:style-name="T15">cerca</text:span><text:span text:style-name="T7">.</text:span><text:span text:style-name="T11">area</text:span><text:span text:style-name="T7">() });</text:span></text:p>
      <text:p text:style-name="P11">});</text:p>
      <text:p text:style-name="Standard"/>
      <text:p text:style-name="P8"><text:span text:style-name="T15">module</text:span><text:span text:style-name="T7">.</text:span><text:span text:style-name="T15">exports</text:span><text:span text:style-name="T7"> </text:span><text:span text:style-name="T17">=</text:span><text:span text:style-name="T7"> </text:span><text:span text:style-name="T15">router</text:span><text:span text:style-name="T7">;</text:span></text:p>
      <text:p text:style-name="P4"><text:span text:style-name="T1"><text:line-break/><text:line-break/><text:line-break/>cabecalho.ejs<text:line-break/><text:line-break/></text:span><text:span text:style-name="T24">&lt;</text:span><text:span text:style-name="T6">nav</text:span><text:span text:style-name="T24">&gt;</text:span></text:p>
      <text:p text:style-name="P8"><text:span text:style-name="T7">    </text:span><text:span text:style-name="T23">&lt;</text:span><text:span text:style-name="T5">ul</text:span><text:span text:style-name="T23">&gt;</text:span></text:p>
      <text:p text:style-name="P8"><text:span text:style-name="T7">        </text:span><text:span text:style-name="T23">&lt;</text:span><text:span text:style-name="T5">li</text:span><text:span text:style-name="T23">&gt;&lt;</text:span><text:span text:style-name="T5">a</text:span><text:span text:style-name="T7"> </text:span><text:span text:style-name="T13">href</text:span><text:span text:style-name="T7">=</text:span><text:span text:style-name="T19">"/index"</text:span><text:span text:style-name="T23">&gt;</text:span><text:span text:style-name="T7">Início</text:span><text:span text:style-name="T23">&lt;/</text:span><text:span text:style-name="T5">a</text:span><text:span text:style-name="T23">&gt;&lt;/</text:span><text:span text:style-name="T5">li</text:span><text:span text:style-name="T23">&gt;</text:span></text:p>
      <text:p text:style-name="P8"><text:span text:style-name="T7">        </text:span><text:span text:style-name="T23">&lt;</text:span><text:span text:style-name="T5">li</text:span><text:span text:style-name="T23">&gt;&lt;</text:span><text:span text:style-name="T5">a</text:span><text:span text:style-name="T7"> </text:span><text:span text:style-name="T13">href</text:span><text:span text:style-name="T7">=</text:span><text:span text:style-name="T19">"/sobre"</text:span><text:span text:style-name="T23">&gt;</text:span><text:span text:style-name="T7">Sobre</text:span><text:span text:style-name="T23">&lt;/</text:span><text:span text:style-name="T5">a</text:span><text:span text:style-name="T23">&gt;&lt;/</text:span><text:span text:style-name="T5">li</text:span><text:span text:style-name="T23">&gt;</text:span></text:p>
      <text:p text:style-name="P8"><text:span text:style-name="T7">    </text:span><text:span text:style-name="T23">&lt;/</text:span><text:span text:style-name="T5">ul</text:span><text:span text:style-name="T23">&gt;</text:span></text:p>
      <text:p text:style-name="P8"><text:span text:style-name="T23">&lt;/</text:span><text:span text:style-name="T5">nav</text:span><text:span text:style-name="T23">&gt;</text:span></text:p>
      <text:p text:style-name="P10"/>
      <text:p text:style-name="P4"><text:span text:style-name="T1"><text:line-break/><text:line-break/>index.ejs<text:line-break/><text:line-break/></text:span><text:span text:style-name="T24">&lt;!</text:span><text:span text:style-name="T6">DOCTYPE</text:span><text:span text:style-name="T8"> </text:span><text:span text:style-name="T14">html</text:span><text:span text:style-name="T24">&gt;</text:span></text:p>
      <text:p text:style-name="P8"><text:span text:style-name="T23">&lt;</text:span><text:span text:style-name="T5">html</text:span><text:span text:style-name="T23">&gt;</text:span></text:p>
      <text:p text:style-name="P8"><text:span text:style-name="T23">&lt;</text:span><text:span text:style-name="T5">head</text:span><text:span text:style-name="T23">&gt;</text:span></text:p>
      <text:p text:style-name="P8"><text:span text:style-name="T7">    </text:span><text:span text:style-name="T23">&lt;</text:span><text:span text:style-name="T5">title</text:span><text:span text:style-name="T23">&gt;</text:span><text:span text:style-name="T7">Página Inicial</text:span><text:span text:style-name="T23">&lt;/</text:span><text:span text:style-name="T5">title</text:span><text:span text:style-name="T23">&gt;</text:span></text:p>
      <text:p text:style-name="P8"><text:span text:style-name="T23">&lt;/</text:span><text:span text:style-name="T5">head</text:span><text:span text:style-name="T23">&gt;</text:span></text:p>
      <text:p text:style-name="P8"><text:span text:style-name="T23">&lt;</text:span><text:span text:style-name="T5">body</text:span><text:span text:style-name="T23">&gt;</text:span></text:p>
      <text:p text:style-name="P8"><text:span text:style-name="T7">    </text:span><text:span text:style-name="T25">&lt;</text:span><text:span text:style-name="T7">%- include('/home/node/app/views/cabecalho.ejs') %&gt;</text:span></text:p>
      <text:p text:style-name="P8"><text:span text:style-name="T7">    </text:span><text:span text:style-name="T23">&lt;</text:span><text:span text:style-name="T5">h1</text:span><text:span text:style-name="T23">&gt;</text:span><text:span text:style-name="T7">Página Inicial</text:span><text:span text:style-name="T23">&lt;/</text:span><text:span text:style-name="T5">h1</text:span><text:span text:style-name="T23">&gt;</text:span></text:p>
      <text:p text:style-name="P8"><text:span text:style-name="T7">    </text:span><text:span text:style-name="T23">&lt;</text:span><text:span text:style-name="T5">p</text:span><text:span text:style-name="T23">&gt;</text:span><text:span text:style-name="T7">Calcule a Área de uma cerca em forma de triacontagono. Se a Área for maior que 200 metros quadrados, É uma cerca grande. Se for menor que 200 metros quadrados, É uma cerca pequena.</text:span><text:span text:style-name="T23">&lt;/</text:span><text:span text:style-name="T5">p</text:span><text:span text:style-name="T23">&gt;</text:span></text:p>
      <text:p text:style-name="P8"><text:span text:style-name="T7">    </text:span><text:span text:style-name="T23">&lt;</text:span><text:span text:style-name="T5">h2</text:span><text:span text:style-name="T23">&gt;</text:span><text:span text:style-name="T7">Digite abaixo os dados:</text:span><text:span text:style-name="T23">&lt;/</text:span><text:span text:style-name="T5">h2</text:span><text:span text:style-name="T23">&gt;</text:span></text:p>
      <text:p text:style-name="P8"><text:span text:style-name="T7">    </text:span><text:span text:style-name="T23">&lt;</text:span><text:span text:style-name="T5">form</text:span><text:span text:style-name="T7"> </text:span><text:span text:style-name="T13">action</text:span><text:span text:style-name="T7">=</text:span><text:span text:style-name="T19">"/resposta"</text:span><text:span text:style-name="T7"> </text:span><text:span text:style-name="T13">method</text:span><text:span text:style-name="T7">=</text:span><text:span text:style-name="T19">"get"</text:span><text:span text:style-name="T23">&gt;</text:span></text:p>
      <text:p text:style-name="P8"><text:span text:style-name="T7">        </text:span><text:span text:style-name="T23">&lt;</text:span><text:span text:style-name="T5">label</text:span><text:span text:style-name="T7"> </text:span><text:span text:style-name="T13">for</text:span><text:span text:style-name="T7">=</text:span><text:span text:style-name="T19">"nome"</text:span><text:span text:style-name="T23">&gt;</text:span><text:span text:style-name="T7">Nome:</text:span><text:span text:style-name="T23">&lt;/</text:span><text:span text:style-name="T5">label</text:span><text:span text:style-name="T23">&gt;&lt;</text:span><text:span text:style-name="T5">br</text:span><text:span text:style-name="T23">&gt;</text:span></text:p>
      <text:p text:style-name="P8"><text:span text:style-name="T7">        </text:span><text:span text:style-name="T23">&lt;</text:span><text:span text:style-name="T5">input</text:span><text:span text:style-name="T7"> </text:span><text:span text:style-name="T13">type</text:span><text:span text:style-name="T7">=</text:span><text:span text:style-name="T19">"text"</text:span><text:span text:style-name="T7"> </text:span><text:span text:style-name="T13">id</text:span><text:span text:style-name="T7">=</text:span><text:span text:style-name="T19">"nome"</text:span><text:span text:style-name="T7"> </text:span><text:span text:style-name="T13">name</text:span><text:span text:style-name="T7">=</text:span><text:span text:style-name="T19">"nome"</text:span><text:span text:style-name="T23">&gt;&lt;</text:span><text:span text:style-name="T5">br</text:span><text:span text:style-name="T23">&gt;</text:span></text:p>
      <text:p text:style-name="P8"><text:span text:style-name="T7">        </text:span><text:span text:style-name="T23">&lt;</text:span><text:span text:style-name="T5">label</text:span><text:span text:style-name="T7"> </text:span><text:span text:style-name="T13">for</text:span><text:span text:style-name="T7">=</text:span><text:span text:style-name="T19">"lado"</text:span><text:span text:style-name="T23">&gt;</text:span><text:span text:style-name="T7">Lado:</text:span><text:span text:style-name="T23">&lt;/</text:span><text:span text:style-name="T5">label</text:span><text:span text:style-name="T23">&gt;&lt;</text:span><text:span text:style-name="T5">br</text:span><text:span text:style-name="T23">&gt;</text:span></text:p>
      <text:p text:style-name="P8"><text:span text:style-name="T7">        </text:span><text:span text:style-name="T23">&lt;</text:span><text:span text:style-name="T5">input</text:span><text:span text:style-name="T7"> </text:span><text:span text:style-name="T13">type</text:span><text:span text:style-name="T7">=</text:span><text:span text:style-name="T19">"number"</text:span><text:span text:style-name="T7"> </text:span><text:span text:style-name="T13">id</text:span><text:span text:style-name="T7">=</text:span><text:span text:style-name="T19">"lado"</text:span><text:span text:style-name="T7"> </text:span><text:span text:style-name="T13">name</text:span><text:span text:style-name="T7">=</text:span><text:span text:style-name="T19">"lado"</text:span><text:span text:style-name="T23">&gt;&lt;</text:span><text:span text:style-name="T5">br</text:span><text:span text:style-name="T23">&gt;</text:span></text:p>
      <text:p text:style-name="P8"><text:span text:style-name="T7">        </text:span><text:span text:style-name="T23">&lt;</text:span><text:span text:style-name="T5">label</text:span><text:span text:style-name="T7"> </text:span><text:span text:style-name="T13">for</text:span><text:span text:style-name="T7">=</text:span><text:span text:style-name="T19">"id"</text:span><text:span text:style-name="T23">&gt;</text:span><text:span text:style-name="T7">ID:</text:span><text:span text:style-name="T23">&lt;/</text:span><text:span text:style-name="T5">label</text:span><text:span text:style-name="T23">&gt;&lt;</text:span><text:span text:style-name="T5">br</text:span><text:span text:style-name="T23">&gt;</text:span></text:p>
      <text:p text:style-name="P8"><text:soft-page-break/><text:span text:style-name="T7">        </text:span><text:span text:style-name="T23">&lt;</text:span><text:span text:style-name="T5">input</text:span><text:span text:style-name="T7"> </text:span><text:span text:style-name="T13">type</text:span><text:span text:style-name="T7">=</text:span><text:span text:style-name="T19">"text"</text:span><text:span text:style-name="T7"> </text:span><text:span text:style-name="T13">id</text:span><text:span text:style-name="T7">=</text:span><text:span text:style-name="T19">"id"</text:span><text:span text:style-name="T7"> </text:span><text:span text:style-name="T13">name</text:span><text:span text:style-name="T7">=</text:span><text:span text:style-name="T19">"id"</text:span><text:span text:style-name="T23">&gt;&lt;</text:span><text:span text:style-name="T5">br</text:span><text:span text:style-name="T23">&gt;</text:span></text:p>
      <text:p text:style-name="P8"><text:span text:style-name="T7">        </text:span><text:span text:style-name="T23">&lt;</text:span><text:span text:style-name="T5">input</text:span><text:span text:style-name="T7"> </text:span><text:span text:style-name="T13">type</text:span><text:span text:style-name="T7">=</text:span><text:span text:style-name="T19">"submit"</text:span><text:span text:style-name="T7"> </text:span><text:span text:style-name="T13">value</text:span><text:span text:style-name="T7">=</text:span><text:span text:style-name="T19">"Calcular"</text:span><text:span text:style-name="T23">&gt;</text:span></text:p>
      <text:p text:style-name="P8"><text:span text:style-name="T7">    </text:span><text:span text:style-name="T23">&lt;/</text:span><text:span text:style-name="T5">form</text:span><text:span text:style-name="T23">&gt;</text:span></text:p>
      <text:p text:style-name="P8"><text:span text:style-name="T23">&lt;/</text:span><text:span text:style-name="T5">body</text:span><text:span text:style-name="T23">&gt;</text:span></text:p>
      <text:p text:style-name="P8"><text:span text:style-name="T23">&lt;/</text:span><text:span text:style-name="T5">html</text:span><text:span text:style-name="T23">&gt;</text:span></text:p>
      <text:p text:style-name="P1"><text:line-break/><text:line-break/>resposta.ejs</text:p>
      <text:p text:style-name="P1"/>
      <text:p text:style-name="P9"><text:span text:style-name="T23">&lt;!</text:span><text:span text:style-name="T5">DOCTYPE</text:span><text:span text:style-name="T7"> </text:span><text:span text:style-name="T13">html</text:span><text:span text:style-name="T23">&gt;</text:span></text:p>
      <text:p text:style-name="P8"><text:span text:style-name="T23">&lt;</text:span><text:span text:style-name="T5">html</text:span><text:span text:style-name="T23">&gt;</text:span></text:p>
      <text:p text:style-name="P8"><text:span text:style-name="T23">&lt;</text:span><text:span text:style-name="T5">head</text:span><text:span text:style-name="T23">&gt;</text:span></text:p>
      <text:p text:style-name="P8"><text:span text:style-name="T7">    </text:span><text:span text:style-name="T23">&lt;</text:span><text:span text:style-name="T5">title</text:span><text:span text:style-name="T23">&gt;</text:span><text:span text:style-name="T7">Resposta</text:span><text:span text:style-name="T23">&lt;/</text:span><text:span text:style-name="T5">title</text:span><text:span text:style-name="T23">&gt;</text:span></text:p>
      <text:p text:style-name="P8"><text:span text:style-name="T23">&lt;/</text:span><text:span text:style-name="T5">head</text:span><text:span text:style-name="T23">&gt;</text:span></text:p>
      <text:p text:style-name="P8"><text:span text:style-name="T23">&lt;</text:span><text:span text:style-name="T5">body</text:span><text:span text:style-name="T23">&gt;</text:span></text:p>
      <text:p text:style-name="P8"><text:span text:style-name="T7">    </text:span><text:span text:style-name="T25">&lt;</text:span><text:span text:style-name="T7">%- include('/home/node/app/views/cabecalho.ejs') %&gt;</text:span></text:p>
      <text:p text:style-name="P8"><text:span text:style-name="T7">    </text:span><text:span text:style-name="T23">&lt;</text:span><text:span text:style-name="T5">h1</text:span><text:span text:style-name="T23">&gt;</text:span><text:span text:style-name="T7">Resultado</text:span><text:span text:style-name="T23">&lt;/</text:span><text:span text:style-name="T5">h1</text:span><text:span text:style-name="T23">&gt;</text:span></text:p>
      <text:p text:style-name="P8"><text:span text:style-name="T7">    </text:span><text:span text:style-name="T23">&lt;</text:span><text:span text:style-name="T5">p</text:span><text:span text:style-name="T23">&gt;</text:span><text:span text:style-name="T7">A área da cerca é: </text:span><text:span text:style-name="T25">&lt;</text:span><text:span text:style-name="T7">%= area %&gt; metros quadrados.</text:span><text:span text:style-name="T23">&lt;/</text:span><text:span text:style-name="T5">p</text:span><text:span text:style-name="T23">&gt;</text:span></text:p>
      <text:p text:style-name="P8"><text:span text:style-name="T7">    </text:span><text:span text:style-name="T23">&lt;</text:span><text:span text:style-name="T5">p</text:span><text:span text:style-name="T23">&gt;</text:span><text:span text:style-name="T7">A cerca é </text:span><text:span text:style-name="T25">&lt;</text:span><text:span text:style-name="T7">%= area &gt; 200 ? 'grande' : 'pequena' %&gt;.</text:span><text:span text:style-name="T23">&lt;/</text:span><text:span text:style-name="T5">p</text:span><text:span text:style-name="T23">&gt;</text:span></text:p>
      <text:p text:style-name="P8"><text:span text:style-name="T23">&lt;/</text:span><text:span text:style-name="T5">body</text:span><text:span text:style-name="T23">&gt;</text:span></text:p>
      <text:p text:style-name="P8"><text:span text:style-name="T23">&lt;/</text:span><text:span text:style-name="T5">html</text:span><text:span text:style-name="T23">&gt;</text:span></text:p>
      <text:p text:style-name="P1"/>
      <text:p text:style-name="P1"/>
      <text:p text:style-name="P1">sobre.ejs</text:p>
      <text:p text:style-name="P1"/>
      <text:p text:style-name="P1"/>
      <text:p text:style-name="P9"><text:span text:style-name="T23">&lt;!</text:span><text:span text:style-name="T5">DOCTYPE</text:span><text:span text:style-name="T7"> </text:span><text:span text:style-name="T13">html</text:span><text:span text:style-name="T23">&gt;</text:span></text:p>
      <text:p text:style-name="P8"><text:span text:style-name="T23">&lt;</text:span><text:span text:style-name="T5">html</text:span><text:span text:style-name="T7"> </text:span><text:span text:style-name="T13">lang</text:span><text:span text:style-name="T7">=</text:span><text:span text:style-name="T19">"pt-BR"</text:span><text:span text:style-name="T23">&gt;</text:span></text:p>
      <text:p text:style-name="P8"><text:span text:style-name="T7">    </text:span><text:span text:style-name="T23">&lt;</text:span><text:span text:style-name="T5">head</text:span><text:span text:style-name="T23">&gt;</text:span></text:p>
      <text:p text:style-name="P8"><text:span text:style-name="T7">        </text:span><text:span text:style-name="T23">&lt;</text:span><text:span text:style-name="T5">meta</text:span><text:span text:style-name="T7"> </text:span><text:span text:style-name="T13">charset</text:span><text:span text:style-name="T7">=</text:span><text:span text:style-name="T19">"UTF-8"</text:span><text:span text:style-name="T23">&gt;</text:span></text:p>
      <text:p text:style-name="P8"><text:span text:style-name="T7">    </text:span><text:span text:style-name="T23">&lt;/</text:span><text:span text:style-name="T5">head</text:span><text:span text:style-name="T23">&gt;</text:span></text:p>
      <text:p text:style-name="P8"><text:span text:style-name="T7">    </text:span><text:span text:style-name="T23">&lt;</text:span><text:span text:style-name="T5">body</text:span><text:span text:style-name="T23">&gt;</text:span></text:p>
      <text:p text:style-name="P8"><text:span text:style-name="T7">        </text:span><text:span text:style-name="T25">&lt;</text:span><text:span text:style-name="T7">%- include('/home/node/app/views/cabecalho.ejs') %&gt;</text:span></text:p>
      <text:p text:style-name="P8"><text:span text:style-name="T7">        </text:span><text:span text:style-name="T23">&lt;</text:span><text:span text:style-name="T5">h1</text:span><text:span text:style-name="T23">&gt;</text:span><text:span text:style-name="T25">&lt;</text:span><text:span text:style-name="T7">%= nome %&gt;</text:span><text:span text:style-name="T23">&lt;/</text:span><text:span text:style-name="T5">h1</text:span><text:span text:style-name="T23">&gt;</text:span></text:p>
      <text:p text:style-name="P8"><text:span text:style-name="T7">        </text:span><text:span text:style-name="T23">&lt;</text:span><text:span text:style-name="T5">section</text:span><text:span text:style-name="T23">&gt;</text:span></text:p>
      <text:p text:style-name="P8"><text:span text:style-name="T7">            </text:span><text:span text:style-name="T23">&lt;</text:span><text:span text:style-name="T5">h1</text:span><text:span text:style-name="T23">&gt;</text:span><text:span text:style-name="T7">Formações</text:span><text:span text:style-name="T23">&lt;/</text:span><text:span text:style-name="T5">h1</text:span><text:span text:style-name="T23">&gt;</text:span></text:p>
      <text:p text:style-name="P8"><text:span text:style-name="T7">            </text:span><text:span text:style-name="T23">&lt;</text:span><text:span text:style-name="T5">ul</text:span><text:span text:style-name="T23">&gt;</text:span></text:p>
      <text:p text:style-name="P8"><text:span text:style-name="T7">                </text:span><text:span text:style-name="T25">&lt;</text:span><text:span text:style-name="T7">% for (let formacao of formacoes) { %&gt;</text:span></text:p>
      <text:p text:style-name="P8"><text:span text:style-name="T7">                    </text:span><text:span text:style-name="T23">&lt;</text:span><text:span text:style-name="T5">li</text:span><text:span text:style-name="T23">&gt;</text:span><text:span text:style-name="T25">&lt;</text:span><text:span text:style-name="T7">%= formacao %&gt;</text:span><text:span text:style-name="T23">&lt;/</text:span><text:span text:style-name="T5">li</text:span><text:span text:style-name="T23">&gt;</text:span></text:p>
      <text:p text:style-name="P8"><text:span text:style-name="T7">                </text:span><text:span text:style-name="T25">&lt;</text:span><text:span text:style-name="T7">% } %&gt;</text:span></text:p>
      <text:p text:style-name="P8"><text:span text:style-name="T7">            </text:span><text:span text:style-name="T23">&lt;/</text:span><text:span text:style-name="T5">ul</text:span><text:span text:style-name="T23">&gt;</text:span></text:p>
      <text:p text:style-name="P8"><text:span text:style-name="T7">        </text:span><text:span text:style-name="T23">&lt;/</text:span><text:span text:style-name="T5">section</text:span><text:span text:style-name="T23">&gt;</text:span></text:p>
      <text:p text:style-name="P8"><text:span text:style-name="T7">        </text:span><text:span text:style-name="T23">&lt;</text:span><text:span text:style-name="T5">section</text:span><text:span text:style-name="T23">&gt;</text:span></text:p>
      <text:p text:style-name="P8"><text:span text:style-name="T7">            </text:span><text:span text:style-name="T23">&lt;</text:span><text:span text:style-name="T5">h1</text:span><text:span text:style-name="T23">&gt;</text:span><text:span text:style-name="T7">Experiências profissionais</text:span><text:span text:style-name="T23">&lt;/</text:span><text:span text:style-name="T5">h1</text:span><text:span text:style-name="T23">&gt;</text:span></text:p>
      <text:p text:style-name="P8"><text:span text:style-name="T7">            </text:span><text:span text:style-name="T23">&lt;</text:span><text:span text:style-name="T5">ul</text:span><text:span text:style-name="T23">&gt;</text:span></text:p>
      <text:p text:style-name="P8"><text:span text:style-name="T7">                </text:span><text:span text:style-name="T25">&lt;</text:span><text:span text:style-name="T7">% for (let experiencia of experiencias) { %&gt;</text:span></text:p>
      <text:p text:style-name="P8"><text:span text:style-name="T7">                    </text:span><text:span text:style-name="T23">&lt;</text:span><text:span text:style-name="T5">li</text:span><text:span text:style-name="T23">&gt;</text:span><text:span text:style-name="T25">&lt;</text:span><text:span text:style-name="T7">%= experiencia %&gt;</text:span><text:span text:style-name="T23">&lt;/</text:span><text:span text:style-name="T5">li</text:span><text:span text:style-name="T23">&gt;</text:span></text:p>
      <text:p text:style-name="P8"><text:span text:style-name="T7">                </text:span><text:span text:style-name="T25">&lt;</text:span><text:span text:style-name="T7">% } %&gt;</text:span></text:p>
      <text:p text:style-name="P8"><text:span text:style-name="T7">            </text:span><text:span text:style-name="T23">&lt;/</text:span><text:span text:style-name="T5">ul</text:span><text:span text:style-name="T23">&gt;</text:span></text:p>
      <text:p text:style-name="P8"><text:span text:style-name="T7">        </text:span><text:span text:style-name="T23">&lt;/</text:span><text:span text:style-name="T5">section</text:span><text:span text:style-name="T23">&gt;</text:span></text:p>
      <text:p text:style-name="P8"><text:span text:style-name="T7">    </text:span><text:span text:style-name="T23">&lt;/</text:span><text:span text:style-name="T5">body</text:span><text:span text:style-name="T23">&gt;</text:span></text:p>
      <text:p text:style-name="P8"><text:span text:style-name="T23">&lt;/</text:span><text:span text:style-name="T5">html</text:span><text:span text:style-name="T23">&gt;</text:span></text:p>
      <text:p text:style-name="P1"><text:soft-page-break/></text:p>
      <text:p text:style-name="P1"/>
      <text:p text:style-name="P1"/>
      <text:p text:style-name="P4"><text:span text:style-name="T1">app.js<text:line-break/><text:line-break/><text:line-break/></text:span><text:span text:style-name="T6">const</text:span><text:span text:style-name="T8"> </text:span><text:span text:style-name="T16">express</text:span><text:span text:style-name="T8"> </text:span><text:span text:style-name="T18">=</text:span><text:span text:style-name="T8"> </text:span><text:span text:style-name="T12">require</text:span><text:span text:style-name="T8">(</text:span><text:span text:style-name="T20">'express'</text:span><text:span text:style-name="T8">);</text:span></text:p>
      <text:p text:style-name="P8"><text:span text:style-name="T5">const</text:span><text:span text:style-name="T7"> </text:span><text:span text:style-name="T15">app</text:span><text:span text:style-name="T7"> </text:span><text:span text:style-name="T17">=</text:span><text:span text:style-name="T7"> </text:span><text:span text:style-name="T11">express</text:span><text:span text:style-name="T7">();</text:span></text:p>
      <text:p text:style-name="P8"><text:span text:style-name="T5">const</text:span><text:span text:style-name="T7"> </text:span><text:span text:style-name="T15">path</text:span><text:span text:style-name="T7"> </text:span><text:span text:style-name="T17">=</text:span><text:span text:style-name="T7"> </text:span><text:span text:style-name="T11">require</text:span><text:span text:style-name="T7">(</text:span><text:span text:style-name="T19">'path'</text:span><text:span text:style-name="T7">);</text:span></text:p>
      <text:p text:style-name="P8"><text:span text:style-name="T5">const</text:span><text:span text:style-name="T7"> </text:span><text:span text:style-name="T15">router</text:span><text:span text:style-name="T7"> </text:span><text:span text:style-name="T17">=</text:span><text:span text:style-name="T7"> </text:span><text:span text:style-name="T11">require</text:span><text:span text:style-name="T7">(</text:span><text:span text:style-name="T19">'./routes/index'</text:span><text:span text:style-name="T7">);</text:span></text:p>
      <text:p text:style-name="Standard"/>
      <text:p text:style-name="P8"><text:span text:style-name="T15">app</text:span><text:span text:style-name="T7">.</text:span><text:span text:style-name="T11">set</text:span><text:span text:style-name="T7">(</text:span><text:span text:style-name="T19">'view engine'</text:span><text:span text:style-name="T7">, </text:span><text:span text:style-name="T19">'ejs'</text:span><text:span text:style-name="T7">);</text:span></text:p>
      <text:p text:style-name="P8"><text:span text:style-name="T15">app</text:span><text:span text:style-name="T7">.</text:span><text:span text:style-name="T11">set</text:span><text:span text:style-name="T7">(</text:span><text:span text:style-name="T19">'views'</text:span><text:span text:style-name="T7">, </text:span><text:span text:style-name="T13">path</text:span><text:span text:style-name="T7">.</text:span><text:span text:style-name="T11">join</text:span><text:span text:style-name="T7">(</text:span><text:span text:style-name="T13">__dirname</text:span><text:span text:style-name="T7">, </text:span><text:span text:style-name="T19">'views'</text:span><text:span text:style-name="T7">));</text:span></text:p>
      <text:p text:style-name="Standard"/>
      <text:p text:style-name="P8"><text:span text:style-name="T15">app</text:span><text:span text:style-name="T7">.</text:span><text:span text:style-name="T11">use</text:span><text:span text:style-name="T7">((</text:span><text:span text:style-name="T13">req</text:span><text:span text:style-name="T7">, </text:span><text:span text:style-name="T13">res</text:span><text:span text:style-name="T7">, </text:span><text:span text:style-name="T13">next</text:span><text:span text:style-name="T7">) </text:span><text:span text:style-name="T5">=&gt;</text:span><text:span text:style-name="T7"> {</text:span></text:p>
      <text:p text:style-name="P8"><text:span text:style-name="T7">    </text:span><text:span text:style-name="T13">console</text:span><text:span text:style-name="T7">.</text:span><text:span text:style-name="T11">log</text:span><text:span text:style-name="T7">(</text:span><text:span text:style-name="T19">`[</text:span><text:span text:style-name="T5">${new</text:span><text:span text:style-name="T17"> </text:span><text:span text:style-name="T9">Date</text:span><text:span text:style-name="T17">().</text:span><text:span text:style-name="T11">toLocaleString</text:span><text:span text:style-name="T17">(</text:span><text:span text:style-name="T19">'pt-BR'</text:span><text:span text:style-name="T17">, { </text:span><text:span text:style-name="T13">timeZone:</text:span><text:span text:style-name="T17"> </text:span><text:span text:style-name="T19">'America/Sao_Paulo'</text:span><text:span text:style-name="T17"> })</text:span><text:span text:style-name="T5">}</text:span><text:span text:style-name="T19">] </text:span><text:span text:style-name="T5">${</text:span><text:span text:style-name="T13">req</text:span><text:span text:style-name="T17">.</text:span><text:span text:style-name="T13">method</text:span><text:span text:style-name="T5">}</text:span><text:span text:style-name="T19"> to </text:span><text:span text:style-name="T5">${</text:span><text:span text:style-name="T13">req</text:span><text:span text:style-name="T17">.</text:span><text:span text:style-name="T13">url</text:span><text:span text:style-name="T5">}</text:span><text:span text:style-name="T19">`</text:span><text:span text:style-name="T7">);</text:span></text:p>
      <text:p text:style-name="P8"><text:span text:style-name="T7">    </text:span><text:span text:style-name="T11">next</text:span><text:span text:style-name="T7">();</text:span></text:p>
      <text:p text:style-name="P11">});</text:p>
      <text:p text:style-name="Standard"/>
      <text:p text:style-name="P8"><text:span text:style-name="T15">app</text:span><text:span text:style-name="T7">.</text:span><text:span text:style-name="T11">use</text:span><text:span text:style-name="T7">(</text:span><text:span text:style-name="T19">'/'</text:span><text:span text:style-name="T7">, </text:span><text:span text:style-name="T15">router</text:span><text:span text:style-name="T7">);</text:span></text:p>
      <text:p text:style-name="Standard"/>
      <text:p text:style-name="P8"><text:span text:style-name="T15">app</text:span><text:span text:style-name="T7">.</text:span><text:span text:style-name="T11">use</text:span><text:span text:style-name="T7">((</text:span><text:span text:style-name="T13">req</text:span><text:span text:style-name="T7">, </text:span><text:span text:style-name="T13">res</text:span><text:span text:style-name="T7">, </text:span><text:span text:style-name="T13">next</text:span><text:span text:style-name="T7">) </text:span><text:span text:style-name="T5">=&gt;</text:span><text:span text:style-name="T7"> {</text:span></text:p>
      <text:p text:style-name="P8"><text:span text:style-name="T7">    </text:span><text:span text:style-name="T13">res</text:span><text:span text:style-name="T7">.</text:span><text:span text:style-name="T11">status</text:span><text:span text:style-name="T7">(</text:span><text:span text:style-name="T21">404</text:span><text:span text:style-name="T7">).</text:span><text:span text:style-name="T11">send</text:span><text:span text:style-name="T7">(</text:span><text:span text:style-name="T19">'Página não encontrada'</text:span><text:span text:style-name="T7">);</text:span></text:p>
      <text:p text:style-name="P11">});</text:p>
      <text:p text:style-name="Standard"/>
      <text:p text:style-name="P8"><text:span text:style-name="T15">app</text:span><text:span text:style-name="T7">.</text:span><text:span text:style-name="T11">listen</text:span><text:span text:style-name="T7">(</text:span><text:span text:style-name="T21">3000</text:span><text:span text:style-name="T7">, () </text:span><text:span text:style-name="T5">=&gt;</text:span><text:span text:style-name="T7"> </text:span><text:span text:style-name="T13">console</text:span><text:span text:style-name="T7">.</text:span><text:span text:style-name="T11">log</text:span><text:span text:style-name="T7">(</text:span><text:span text:style-name="T19">'Servidor rodando na porta 3000'</text:span><text:span text:style-name="T7">));</text:span></text:p>
      <text:p text:style-name="P4"><text:span text:style-name="T1"><text:line-break/><text:line-break/></text:span><text:span text:style-name="T27">setup.sql<text:line-break/><text:line-break/></text:span><text:span text:style-name="T6">CREATE</text:span><text:span text:style-name="T8"> </text:span><text:span text:style-name="T6">TABLE</text:span><text:span text:style-name="T8"> </text:span><text:span text:style-name="T12">papeis</text:span><text:span text:style-name="T8"> (</text:span></text:p>
      <text:p text:style-name="P8"><text:span text:style-name="T7">    id </text:span><text:span text:style-name="T5">INT</text:span><text:span text:style-name="T7"> </text:span><text:span text:style-name="T5">PRIMARY KEY</text:span><text:span text:style-name="T7"> AUTO_INCREMENT,</text:span></text:p>
      <text:p text:style-name="P8"><text:span text:style-name="T7">    nome </text:span><text:span text:style-name="T5">VARCHAR</text:span><text:span text:style-name="T7">(</text:span><text:span text:style-name="T21">45</text:span><text:span text:style-name="T7">)</text:span></text:p>
      <text:p text:style-name="P11">);</text:p>
      <text:p text:style-name="P8"><text:span text:style-name="T5">CREATE</text:span><text:span text:style-name="T7"> </text:span><text:span text:style-name="T5">TABLE</text:span><text:span text:style-name="T7"> </text:span><text:span text:style-name="T11">usuarios</text:span><text:span text:style-name="T7"> (</text:span></text:p>
      <text:p text:style-name="P8"><text:span text:style-name="T7">    id </text:span><text:span text:style-name="T5">INT</text:span><text:span text:style-name="T7"> </text:span><text:span text:style-name="T5">PRIMARY KEY</text:span><text:span text:style-name="T7"> AUTO_INCREMENT,</text:span></text:p>
      <text:p text:style-name="P8"><text:span text:style-name="T7">    nome </text:span><text:span text:style-name="T5">VARCHAR</text:span><text:span text:style-name="T7">(</text:span><text:span text:style-name="T21">45</text:span><text:span text:style-name="T7">),</text:span></text:p>
      <text:p text:style-name="P8"><text:span text:style-name="T7">    senha </text:span><text:span text:style-name="T5">VARCHAR</text:span><text:span text:style-name="T7">(</text:span><text:span text:style-name="T21">45</text:span><text:span text:style-name="T7">),</text:span></text:p>
      <text:p text:style-name="P8"><text:span text:style-name="T7">    id_papel </text:span><text:span text:style-name="T5">INT</text:span><text:span text:style-name="T7">,</text:span></text:p>
      <text:p text:style-name="P8"><text:span text:style-name="T7">    </text:span><text:span text:style-name="T5">FOREIGN KEY</text:span><text:span text:style-name="T7"> (id_papel) </text:span><text:span text:style-name="T5">REFERENCES</text:span><text:span text:style-name="T7"> papeis(id)</text:span></text:p>
      <text:p text:style-name="P11">);</text:p>
      <text:p text:style-name="P8"><text:span text:style-name="T5">CREATE</text:span><text:span text:style-name="T7"> </text:span><text:span text:style-name="T5">TABLE</text:span><text:span text:style-name="T7"> </text:span><text:span text:style-name="T11">cercas</text:span><text:span text:style-name="T7"> (</text:span></text:p>
      <text:p text:style-name="P8"><text:span text:style-name="T7">    id </text:span><text:span text:style-name="T5">INT</text:span><text:span text:style-name="T7"> </text:span><text:span text:style-name="T5">PRIMARY KEY</text:span><text:span text:style-name="T7"> AUTO_INCREMENT,</text:span></text:p>
      <text:p text:style-name="P8"><text:span text:style-name="T7">    nome </text:span><text:span text:style-name="T5">VARCHAR</text:span><text:span text:style-name="T7">(</text:span><text:span text:style-name="T21">45</text:span><text:span text:style-name="T7">),</text:span></text:p>
      <text:p text:style-name="P8"><text:span text:style-name="T7">    lado </text:span><text:span text:style-name="T5">VARCHAR</text:span><text:span text:style-name="T7">(</text:span><text:span text:style-name="T21">45</text:span><text:span text:style-name="T7">)</text:span></text:p>
      <text:p text:style-name="P11">);</text:p>
      <text:p text:style-name="P3"><text:line-break/></text:p>
      <text:p text:style-name="P3"/>
      <text:p text:style-name="P3">const Sequelize = require("sequelize");</text:p>
      <text:p text:style-name="P3"/>
      <text:p text:style-name="P3"><text:soft-page-break/>const sequelize = new Sequelize(</text:p>
      <text:p text:style-name="P3"><text:s text:c="4"/>process.env.MARIADB_DATABASE,</text:p>
      <text:p text:style-name="P3"><text:s text:c="4"/>'root',</text:p>
      <text:p text:style-name="P3"><text:s text:c="4"/>process.env.MARIADB_PASSWORD,</text:p>
      <text:p text:style-name="P3"><text:s text:c="4"/>{</text:p>
      <text:p text:style-name="P3"><text:s text:c="8"/>host: 'bd',</text:p>
      <text:p text:style-name="P3"><text:s text:c="8"/>dialect: 'mysql'</text:p>
      <text:p text:style-name="P3"><text:s text:c="4"/>}</text:p>
      <text:p text:style-name="P3">)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letter-kerning="true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3:09:42.900248817</meta:creation-date>
    <dc:date>2024-03-08T19:39:52.195000000</dc:date>
    <meta:editing-duration>PT1H34M2S</meta:editing-duration>
    <meta:editing-cycles>5</meta:editing-cycles>
    <meta:generator>LibreOffice/24.2.0.3$Windows_X86_64 LibreOffice_project/da48488a73ddd66ea24cf16bbc4f7b9c08e9bea1</meta:generator>
    <meta:document-statistic meta:table-count="0" meta:image-count="0" meta:object-count="0" meta:page-count="6" meta:paragraph-count="187" meta:word-count="634" meta:character-count="5609" meta:non-whitespace-character-count="4379"/>
  </office:meta>
</office:document-meta>
</file>